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0694in" svg:stroke-color="#000000" draw:marker-end="a558" svg:stroke-opacity="100%" draw:stroke-linejoin="miter" svg:stroke-linecap="butt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50.19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50.19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65">
      <style:graphic-properties draw:fill="none" draw:stroke="solid" svg:stroke-width="0.00694in" svg:stroke-color="#000000" draw:marker-end="a564" svg:stroke-opacity="100%" draw:stroke-linejoin="miter" svg:stroke-linecap="butt"/>
    </style:style>
    <style:style style:family="graphic" style:name="a567">
      <style:graphic-properties draw:fill="none" draw:stroke="solid" svg:stroke-width="0.00694in" svg:stroke-color="#000000" draw:marker-end="a566" svg:stroke-opacity="100%" draw:stroke-linejoin="miter" svg:stroke-linecap="butt"/>
    </style:style>
    <style:style style:family="graphic" style:name="a569">
      <style:graphic-properties draw:fill="none" draw:stroke="solid" svg:stroke-width="0.00694in" svg:stroke-color="#000000" draw:marker-end="a568" svg:stroke-opacity="100%" draw:stroke-linejoin="miter" svg:stroke-linecap="butt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50.19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none" draw:stroke="solid" svg:stroke-width="0.00694in" svg:stroke-color="#000000" draw:marker-end="a570" svg:stroke-opacity="100%" draw:stroke-linejoin="miter" svg:stroke-linecap="butt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none" draw:stroke="solid" svg:stroke-width="0.00694in" svg:stroke-color="#000000" draw:marker-end="a572" svg:stroke-opacity="100%" draw:stroke-linejoin="miter" svg:stroke-linecap="butt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draw:fill="none" draw:stroke="solid" svg:stroke-width="0.00694in" svg:stroke-color="#000000" draw:marker-end="a574" svg:stroke-opacity="100%" draw:stroke-linejoin="miter" svg:stroke-linecap="but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7">
      <style:graphic-properties draw:fill="none" draw:stroke="solid" svg:stroke-width="0.00694in" svg:stroke-color="#000000" draw:marker-end="a576" svg:stroke-opacity="100%" draw:stroke-linejoin="miter" svg:stroke-linecap="butt"/>
    </style:style>
    <style:style style:family="graphic" style:name="a579">
      <style:graphic-properties draw:fill="none" draw:stroke="solid" svg:stroke-width="0.00694in" svg:stroke-color="#000000" draw:marker-end="a578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1">
      <style:graphic-properties draw:fill="none" draw:stroke="solid" svg:stroke-width="0.00694in" svg:stroke-color="#000000" draw:marker-end="a580" svg:stroke-opacity="100%" draw:stroke-linejoin="miter" svg:stroke-linecap="butt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draw:fill="none" draw:stroke="solid" svg:stroke-width="0.00694in" svg:stroke-color="#000000" draw:marker-end="a582" svg:stroke-opacity="100%" draw:stroke-linejoin="miter" svg:stroke-linecap="butt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50.19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none" draw:stroke="solid" svg:stroke-width="0.00694in" svg:stroke-color="#000000" draw:marker-end="a584" svg:stroke-opacity="100%" draw:stroke-linejoin="miter" svg:stroke-linecap="butt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50.19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50.19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50.19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50.196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56" draw:master-page-name="Master1-Layout2-obj-Title-and-Content" presentation:presentation-page-layout-name="Master1-PPL2" draw:id="Slide-257">
        <draw:custom-shape svg:x="1.07492in" svg:y="0.37101in" svg:width="11.6055in" svg:height="1.40476in" draw:id="id63" draw:style-name="a359" draw:name="Rectangle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492in" svg:y="2.08257in" svg:width="11.6055in" svg:height="1.22936in" draw:id="id64" draw:style-name="a362" draw:name="Rectangle 4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492in" svg:y="3.51529in" svg:width="11.6055in" svg:height="2.0319in" draw:id="id65" draw:style-name="a365" draw:name="Rectangle 5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492in" svg:y="5.75535in" svg:width="11.6055in" svg:height="1.1694in" draw:id="id66" draw:style-name="a368" draw:name="Rectangle 6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374" draw:name="TextBox 7" svg:x="0.09815in" svg:y="0.37101in" svg:width="0.80781in" svg:height="1.40477in">
          <draw:text-box>
            <text:p text:style-name="a370" text:class-names="" text:cond-style-name=""><text:span text:style-name="a369" text:class-names="">Presentation</text:span></text:p>
            <text:p text:style-name="a373" text:class-names="" text:cond-style-name=""><text:span text:style-name="a371" text:class-names="">Layer</text:span><text:span text:style-name="a372" text:class-names=""/></text:p>
          </draw:text-box>
          <svg:title/>
          <svg:desc/>
        </draw:frame>
        <draw:frame draw:id="id68" draw:style-name="a380" draw:name="TextBox 8" svg:x="0.09815in" svg:y="2.3072in" svg:width="0.80781in" svg:height="0.83782in">
          <draw:text-box>
            <text:p text:style-name="a376" text:class-names="" text:cond-style-name=""><text:span text:style-name="a375" text:class-names="">Service</text:span></text:p>
            <text:p text:style-name="a379" text:class-names="" text:cond-style-name=""><text:span text:style-name="a377" text:class-names="">Layer</text:span><text:span text:style-name="a378" text:class-names=""/></text:p>
          </draw:text-box>
          <svg:title/>
          <svg:desc/>
        </draw:frame>
        <draw:frame draw:id="id69" draw:style-name="a386" draw:name="TextBox 9" svg:x="0.09815in" svg:y="4.03985in" svg:width="0.80781in" svg:height="0.98277in">
          <draw:text-box>
            <text:p text:style-name="a382" text:class-names="" text:cond-style-name=""><text:span text:style-name="a381" text:class-names="">Business</text:span></text:p>
            <text:p text:style-name="a385" text:class-names="" text:cond-style-name=""><text:span text:style-name="a383" text:class-names="">Layer</text:span><text:span text:style-name="a384" text:class-names=""/></text:p>
          </draw:text-box>
          <svg:title/>
          <svg:desc/>
        </draw:frame>
        <draw:frame draw:id="id70" draw:style-name="a392" draw:name="TextBox 10" svg:x="0.09815in" svg:y="5.69359in" svg:width="0.80781in" svg:height="1.29292in">
          <draw:text-box>
            <text:p text:style-name="a388" text:class-names="" text:cond-style-name=""><text:span text:style-name="a387" text:class-names="">Data access</text:span></text:p>
            <text:p text:style-name="a391" text:class-names="" text:cond-style-name=""><text:span text:style-name="a389" text:class-names="">Layer</text:span><text:span text:style-name="a390" text:class-names=""/></text:p>
          </draw:text-box>
          <svg:title/>
          <svg:desc/>
        </draw:frame>
        <draw:custom-shape svg:x="1.41284in" svg:y="2.08257in" svg:width="4.70642in" svg:height="3.46461in" draw:id="id71" draw:style-name="a396" draw:name="Rectangle 11">
          <svg:title/>
          <svg:desc/>
          <text:p text:style-name="a395" text:class-names="" text:cond-style-name=""><text:span text:style-name="a393" text:class-names="">Authentication Module</text:span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8043in" svg:y="2.08159in" svg:width="4.70642in" svg:height="3.46461in" draw:id="id72" draw:style-name="a400" draw:name="Rectangle 12">
          <svg:title/>
          <svg:desc/>
          <text:p text:style-name="a399" text:class-names="" text:cond-style-name=""><text:span text:style-name="a397" text:class-names="">Relationships Module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936in" svg:y="2.6055in" svg:width="3.07339in" svg:height="0.37615in" draw:id="id73" draw:style-name="a404" draw:name="Rectangle 13">
          <svg:title/>
          <svg:desc/>
          <text:p text:style-name="a403" text:class-names="" text:cond-style-name=""><text:span text:style-name="a401" text:class-names="">Authentication Service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936in" svg:y="3.4419in" svg:width="3.07339in" svg:height="0.37615in" draw:id="id74" draw:style-name="a408" draw:name="Rectangle 14">
          <svg:title/>
          <svg:desc/>
          <text:p text:style-name="a407" text:class-names="" text:cond-style-name=""><text:span text:style-name="a405" text:class-names="">Authentication Facade</text:span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1468in" svg:y="4.3264in" svg:width="2.16514in" svg:height="0.71243in" draw:id="id75" draw:style-name="a412" draw:name="Rectangle 15">
          <svg:title/>
          <svg:desc/>
          <text:p text:style-name="a411" text:class-names="" text:cond-style-name=""><text:span text:style-name="a409" text:class-names="">Authentication Functions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3731in" svg:y="5.75535in" svg:width="4.70642in" svg:height="1.1694in" draw:id="id76" draw:style-name="a416" draw:name="Rectangle 16">
          <svg:title/>
          <svg:desc/>
          <text:p text:style-name="a415" text:class-names="" text:cond-style-name=""><text:span text:style-name="a413" text:class-names="">App persistence module</text:span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299in" svg:y="2.58242in" svg:width="1.94343in" svg:height="0.58839in" draw:id="id77" draw:style-name="a420" draw:name="Rectangle 17">
          <svg:title/>
          <svg:desc/>
          <text:p text:style-name="a419" text:class-names="" text:cond-style-name=""><text:span text:style-name="a417" text:class-names="">Relationships Service</text:span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8777in" svg:y="3.4419in" svg:width="3.07339in" svg:height="0.37615in" draw:id="id78" draw:style-name="a424" draw:name="Rectangle 18">
          <svg:title/>
          <svg:desc/>
          <text:p text:style-name="a423" text:class-names="" text:cond-style-name=""><text:span text:style-name="a421" text:class-names="">Relationship Facade</text:span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6942in" svg:y="4.12385in" svg:width="2.16514in" svg:height="0.71243in" draw:id="id79" draw:style-name="a428" draw:name="Rectangle 19">
          <svg:title/>
          <svg:desc/>
          <text:p text:style-name="a427" text:class-names="" text:cond-style-name=""><text:span text:style-name="a425" text:class-names="">Relationships Functions</text:span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8777in" svg:y="6.22368in" svg:width="1.6315in" svg:height="0.57449in" draw:id="id80" draw:style-name="a432" draw:name="Rectangle 20">
          <svg:title/>
          <svg:desc/>
          <text:p text:style-name="a431" text:class-names="" text:cond-style-name=""><text:span text:style-name="a429" text:class-names="">Users Repository</text:span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627in" svg:y="6.22368in" svg:width="1.6315in" svg:height="0.57449in" draw:id="id81" draw:style-name="a436" draw:name="Rectangle 21">
          <svg:title/>
          <svg:desc/>
          <text:p text:style-name="a435" text:class-names="" text:cond-style-name=""><text:span text:style-name="a433" text:class-names="">Relationships Repository</text:span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083in" svg:y="4.08912in" svg:width="1.7263in" svg:height="0.88423in" draw:id="id82" draw:style-name="a440" draw:name="Rectangle 22">
          <svg:title/>
          <svg:desc/>
          <text:p text:style-name="a439" text:class-names="" text:cond-style-name=""><text:span text:style-name="a437" text:class-names="">Authentication Adapter</text:span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3731in" svg:y="0.35245in" svg:width="4.70642in" svg:height="1.42333in" draw:id="id83" draw:style-name="a444" draw:name="Rectangle 23">
          <svg:title/>
          <svg:desc/>
          <text:p text:style-name="a443" text:class-names="" text:cond-style-name=""><text:span text:style-name="a441" text:class-names="">App Screens</text:span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3089in" svg:y="0.88532in" svg:width="1.79663in" svg:height="0.68889in" draw:id="id84" draw:style-name="a448" draw:name="Rectangle 24">
          <svg:title/>
          <svg:desc/>
          <text:p text:style-name="a447" text:class-names="" text:cond-style-name=""><text:span text:style-name="a445" text:class-names="">Login Screen</text:span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682in" svg:y="0.88532in" svg:width="1.79663in" svg:height="0.68889in" draw:id="id85" draw:style-name="a452" draw:name="Rectangle 25">
          <svg:title/>
          <svg:desc/>
          <text:p text:style-name="a451" text:class-names="" text:cond-style-name=""><text:span text:style-name="a449" text:class-names="">Relationships Screen</text:span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1498in" svg:y="2.58242in" svg:width="1.94343in" svg:height="0.58839in" draw:id="id86" draw:style-name="a456" draw:name="Rectangle 26">
          <svg:title/>
          <svg:desc/>
          <text:p text:style-name="a455" text:class-names="" text:cond-style-name=""><text:span text:style-name="a453" text:class-names="">Relationships SOAP Service</text:span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57" draw:master-page-name="Master1-Layout2-obj-Title-and-Content" presentation:presentation-page-layout-name="Master1-PPL2" draw:id="Slide-258">
        <draw:custom-shape svg:x="1.07492in" svg:y="0.8756in" svg:width="11.6055in" svg:height="1.40476in" draw:id="id87" draw:style-name="a460" draw:name="Rectangle 3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492in" svg:y="2.58716in" svg:width="11.6055in" svg:height="1.22936in" draw:id="id88" draw:style-name="a463" draw:name="Rectangle 4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492in" svg:y="4.01988in" svg:width="11.6055in" svg:height="2.0319in" draw:id="id89" draw:style-name="a466" draw:name="Rectangle 5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492in" svg:y="6.25994in" svg:width="11.6055in" svg:height="1.1694in" draw:id="id90" draw:style-name="a469" draw:name="Rectangle 6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75" draw:name="TextBox 7" svg:x="0.09815in" svg:y="0.8756in" svg:width="0.80781in" svg:height="1.40477in">
          <draw:text-box>
            <text:p text:style-name="a471" text:class-names="" text:cond-style-name=""><text:span text:style-name="a470" text:class-names="">Presentation</text:span></text:p>
            <text:p text:style-name="a474" text:class-names="" text:cond-style-name=""><text:span text:style-name="a472" text:class-names="">Layer</text:span><text:span text:style-name="a473" text:class-names=""/></text:p>
          </draw:text-box>
          <svg:title/>
          <svg:desc/>
        </draw:frame>
        <draw:frame draw:id="id92" draw:style-name="a481" draw:name="TextBox 8" svg:x="0.09815in" svg:y="2.81178in" svg:width="0.80781in" svg:height="0.83782in">
          <draw:text-box>
            <text:p text:style-name="a477" text:class-names="" text:cond-style-name=""><text:span text:style-name="a476" text:class-names="">Service</text:span></text:p>
            <text:p text:style-name="a480" text:class-names="" text:cond-style-name=""><text:span text:style-name="a478" text:class-names="">Layer</text:span><text:span text:style-name="a479" text:class-names=""/></text:p>
          </draw:text-box>
          <svg:title/>
          <svg:desc/>
        </draw:frame>
        <draw:frame draw:id="id93" draw:style-name="a487" draw:name="TextBox 9" svg:x="0.09815in" svg:y="4.54444in" svg:width="0.80781in" svg:height="0.98277in">
          <draw:text-box>
            <text:p text:style-name="a483" text:class-names="" text:cond-style-name=""><text:span text:style-name="a482" text:class-names="">Business</text:span></text:p>
            <text:p text:style-name="a486" text:class-names="" text:cond-style-name=""><text:span text:style-name="a484" text:class-names="">Layer</text:span><text:span text:style-name="a485" text:class-names=""/></text:p>
          </draw:text-box>
          <svg:title/>
          <svg:desc/>
        </draw:frame>
        <draw:frame draw:id="id94" draw:style-name="a493" draw:name="TextBox 10" svg:x="0.09815in" svg:y="6.19818in" svg:width="0.80781in" svg:height="1.29292in">
          <draw:text-box>
            <text:p text:style-name="a489" text:class-names="" text:cond-style-name=""><text:span text:style-name="a488" text:class-names="">Data access</text:span></text:p>
            <text:p text:style-name="a492" text:class-names="" text:cond-style-name=""><text:span text:style-name="a490" text:class-names="">Layer</text:span><text:span text:style-name="a491" text:class-names=""/></text:p>
          </draw:text-box>
          <svg:title/>
          <svg:desc/>
        </draw:frame>
        <draw:custom-shape svg:x="1.41284in" svg:y="2.58716in" svg:width="4.70642in" svg:height="3.46461in" draw:id="id95" draw:style-name="a497" draw:name="Rectangle 11">
          <svg:title/>
          <svg:desc/>
          <text:p text:style-name="a496" text:class-names="" text:cond-style-name=""><text:span text:style-name="a494" text:class-names="">Authentication Module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8043in" svg:y="2.58618in" svg:width="4.70642in" svg:height="3.46461in" draw:id="id96" draw:style-name="a501" draw:name="Rectangle 12">
          <svg:title/>
          <svg:desc/>
          <text:p text:style-name="a500" text:class-names="" text:cond-style-name=""><text:span text:style-name="a498" text:class-names="">Relationships Module</text:span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936in" svg:y="3.11009in" svg:width="3.07339in" svg:height="0.37615in" draw:id="id97" draw:style-name="a505" draw:name="Rectangle 13">
          <svg:title/>
          <svg:desc/>
          <text:p text:style-name="a504" text:class-names="" text:cond-style-name=""><text:span text:style-name="a502" text:class-names="">Authentication Service</text:span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936in" svg:y="4.0107in" svg:width="3.07339in" svg:height="0.37615in" draw:id="id98" draw:style-name="a509" draw:name="Rectangle 14">
          <svg:title/>
          <svg:desc/>
          <text:p text:style-name="a508" text:class-names="" text:cond-style-name=""><text:span text:style-name="a506" text:class-names="">Authentication Facade</text:span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8349in" svg:y="4.83099in" svg:width="2.16514in" svg:height="0.71243in" draw:id="id99" draw:style-name="a513" draw:name="Rectangle 15">
          <svg:title/>
          <svg:desc/>
          <text:p text:style-name="a512" text:class-names="" text:cond-style-name=""><text:span text:style-name="a510" text:class-names="">Authentication Functions</text:span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3731in" svg:y="6.25994in" svg:width="4.70642in" svg:height="1.1694in" draw:id="id100" draw:style-name="a517" draw:name="Rectangle 16">
          <svg:title/>
          <svg:desc/>
          <text:p text:style-name="a516" text:class-names="" text:cond-style-name=""><text:span text:style-name="a514" text:class-names="">App persistence module</text:span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299in" svg:y="3.08701in" svg:width="1.94343in" svg:height="0.58839in" draw:id="id101" draw:style-name="a521" draw:name="Rectangle 17">
          <svg:title/>
          <svg:desc/>
          <text:p text:style-name="a520" text:class-names="" text:cond-style-name=""><text:span text:style-name="a518" text:class-names="">Relationships Service</text:span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8777in" svg:y="4.0107in" svg:width="3.07339in" svg:height="0.37615in" draw:id="id102" draw:style-name="a525" draw:name="Rectangle 18">
          <svg:title/>
          <svg:desc/>
          <text:p text:style-name="a524" text:class-names="" text:cond-style-name=""><text:span text:style-name="a522" text:class-names="">Relationship Facade</text:span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6942in" svg:y="4.67961in" svg:width="2.16514in" svg:height="0.71243in" draw:id="id103" draw:style-name="a529" draw:name="Rectangle 19">
          <svg:title/>
          <svg:desc/>
          <text:p text:style-name="a528" text:class-names="" text:cond-style-name=""><text:span text:style-name="a526" text:class-names="">Relationships Functions</text:span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8777in" svg:y="6.72827in" svg:width="1.6315in" svg:height="0.57449in" draw:id="id104" draw:style-name="a533" draw:name="Rectangle 20">
          <svg:title/>
          <svg:desc/>
          <text:p text:style-name="a532" text:class-names="" text:cond-style-name=""><text:span text:style-name="a530" text:class-names="">Users Repository</text:span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5627in" svg:y="6.72827in" svg:width="1.6315in" svg:height="0.57449in" draw:id="id105" draw:style-name="a537" draw:name="Rectangle 21">
          <svg:title/>
          <svg:desc/>
          <text:p text:style-name="a536" text:class-names="" text:cond-style-name=""><text:span text:style-name="a534" text:class-names="">Relationships Repository</text:span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9083in" svg:y="4.59371in" svg:width="1.7263in" svg:height="0.88423in" draw:id="id106" draw:style-name="a541" draw:name="Rectangle 22">
          <svg:title/>
          <svg:desc/>
          <text:p text:style-name="a540" text:class-names="" text:cond-style-name=""><text:span text:style-name="a538" text:class-names="">Authentication Adapter</text:span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3731in" svg:y="0.85704in" svg:width="4.70642in" svg:height="1.42333in" draw:id="id107" draw:style-name="a545" draw:name="Rectangle 23">
          <svg:title/>
          <svg:desc/>
          <text:p text:style-name="a544" text:class-names="" text:cond-style-name=""><text:span text:style-name="a542" text:class-names="">App Screens</text:span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3089in" svg:y="1.38991in" svg:width="1.79663in" svg:height="0.68889in" draw:id="id108" draw:style-name="a549" draw:name="Rectangle 24">
          <svg:title/>
          <svg:desc/>
          <text:p text:style-name="a548" text:class-names="" text:cond-style-name=""><text:span text:style-name="a546" text:class-names="">Login Screen</text:span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682in" svg:y="1.38991in" svg:width="1.79663in" svg:height="0.68889in" draw:id="id109" draw:style-name="a553" draw:name="Rectangle 25">
          <svg:title/>
          <svg:desc/>
          <text:p text:style-name="a552" text:class-names="" text:cond-style-name=""><text:span text:style-name="a550" text:class-names="">Relationships Screen</text:span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1498in" svg:y="3.08701in" svg:width="1.94343in" svg:height="0.58839in" draw:id="id110" draw:style-name="a557" draw:name="Rectangle 26">
          <svg:title/>
          <svg:desc/>
          <text:p text:style-name="a556" text:class-names="" text:cond-style-name=""><text:span text:style-name="a554" text:class-names="">Relationships SOAP Service</text:span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31498in" svg:y1="0.47706in" svg:x2="11.95413in" svg:y2="0.47706in" draw:id="id111" draw:style-name="a559" draw:name="Straight Arrow Connector 2">
          <svg:title/>
          <svg:desc/>
        </draw:connector>
        <draw:frame draw:id="id112" draw:style-name="a563" draw:name="TextBox 27" svg:x="10.31498in" svg:y="0.07853in" svg:width="1.4326in" svg:height="0.40391in">
          <draw:text-box>
            <text:p text:style-name="a562" text:class-names="" text:cond-style-name=""><text:span text:style-name="a560" text:class-names="">depends on</text:span><text:span text:style-name="a561" text:class-names=""/></text:p>
          </draw:text-box>
          <svg:title/>
          <svg:desc/>
        </draw:frame>
        <draw:connector draw:type="line" svg:x1="5.1292in" svg:y1="2.0788in" draw:start-shape="id108" draw:start-glue-point="2" svg:x2="3.76605in" svg:y2="3.11009in" draw:end-shape="id97" draw:end-glue-point="0" draw:id="id113" draw:style-name="a565" draw:name="Straight Arrow Connector 28">
          <svg:title/>
          <svg:desc/>
        </draw:connector>
        <draw:connector draw:type="line" svg:x1="7.41513in" svg:y1="2.0788in" draw:start-shape="id109" draw:start-glue-point="2" svg:x2="8.9847in" svg:y2="3.08701in" draw:end-shape="id101" draw:end-glue-point="0" draw:id="id114" draw:style-name="a567" draw:name="Straight Arrow Connector 31">
          <svg:title/>
          <svg:desc/>
        </draw:connector>
        <draw:connector draw:type="line" svg:x1="3.76605in" svg:y1="4.0107in" draw:start-shape="id98" draw:start-glue-point="0" svg:x2="3.76605in" svg:y2="3.48624in" draw:end-shape="id97" draw:end-glue-point="2" draw:id="id115" draw:style-name="a569" draw:name="Straight Arrow Connector 34">
          <svg:title/>
          <svg:desc/>
        </draw:connector>
        <draw:connector draw:type="line" svg:x1="3.76605in" svg:y1="4.38685in" draw:start-shape="id98" draw:start-glue-point="2" svg:x2="3.76606in" svg:y2="4.83099in" draw:end-shape="id99" draw:end-glue-point="0" draw:id="id116" draw:style-name="a571" draw:name="Straight Arrow Connector 37">
          <svg:title/>
          <svg:desc/>
        </draw:connector>
        <draw:connector draw:type="line" svg:x1="10.02446in" svg:y1="4.38685in" draw:start-shape="id102" draw:start-glue-point="2" svg:x2="10.55199in" svg:y2="4.67961in" draw:end-shape="id103" draw:end-glue-point="0" draw:id="id117" draw:style-name="a573" draw:name="Straight Arrow Connector 41">
          <svg:title/>
          <svg:desc/>
        </draw:connector>
        <draw:connector draw:type="line" svg:x1="9.46942in" svg:y1="5.03582in" draw:start-shape="id103" draw:start-glue-point="3" svg:x2="8.71713in" svg:y2="5.03582in" draw:end-shape="id106" draw:end-glue-point="1" draw:id="id118" draw:style-name="a575" draw:name="Straight Arrow Connector 44">
          <svg:title/>
          <svg:desc/>
        </draw:connector>
        <draw:connector draw:type="line" svg:x1="10.02446in" svg:y1="4.0107in" draw:start-shape="id102" draw:start-glue-point="0" svg:x2="8.9847in" svg:y2="3.6754in" draw:end-shape="id101" draw:end-glue-point="2" draw:id="id119" draw:style-name="a577" draw:name="Straight Arrow Connector 52">
          <svg:title/>
          <svg:desc/>
        </draw:connector>
        <draw:connector draw:type="line" svg:x1="10.02446in" svg:y1="4.0107in" draw:start-shape="id102" draw:start-glue-point="0" svg:x2="11.28669in" svg:y2="3.6754in" draw:end-shape="id110" draw:end-glue-point="2" draw:id="id120" draw:style-name="a579" draw:name="Straight Arrow Connector 55">
          <svg:title/>
          <svg:desc/>
        </draw:connector>
        <draw:connector draw:type="line" svg:x1="10.55199in" svg:y1="5.39204in" draw:start-shape="id103" draw:start-glue-point="2" svg:x2="7.67202in" svg:y2="6.72827in" draw:end-shape="id105" draw:end-glue-point="0" draw:id="id121" draw:style-name="a581" draw:name="Straight Arrow Connector 58">
          <svg:title/>
          <svg:desc/>
        </draw:connector>
        <draw:connector draw:type="line" svg:x1="3.76606in" svg:y1="5.54342in" draw:start-shape="id99" draw:start-glue-point="2" svg:x2="5.30352in" svg:y2="6.72827in" draw:end-shape="id104" draw:end-glue-point="0" draw:id="id122" draw:style-name="a583" draw:name="Straight Arrow Connector 61">
          <svg:title/>
          <svg:desc/>
        </draw:connector>
        <draw:connector draw:type="line" svg:x1="6.99083in" svg:y1="5.03582in" draw:start-shape="id106" draw:start-glue-point="3" svg:x2="5.30275in" svg:y2="3.29816in" draw:id="id123" draw:style-name="a585" draw:name="Straight Arrow Connector 64">
          <svg:title/>
          <svg:desc/>
        </draw:connector>
        <draw:frame draw:id="id124" draw:style-name="a589" draw:name="TextBox 67" svg:x="4.89668in" svg:y="0.10413in" svg:width="2.50022in" svg:height="0.5722in">
          <draw:text-box>
            <text:p text:style-name="a588" text:class-names="" text:cond-style-name=""><text:span text:style-name="a586" text:class-names="">Dependencies</text:span><text:span text:style-name="a5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68" svg:viewBox="0 0 20 30" svg:d="m10 0-10 30h20z"/>
    <draw:marker draw:name="a574" svg:viewBox="0 0 20 30" svg:d="m10 0-10 30h20z"/>
    <draw:marker draw:name="a558" svg:viewBox="0 0 20 30" svg:d="m10 0-10 30h20z"/>
    <draw:marker draw:name="a580" svg:viewBox="0 0 20 30" svg:d="m10 0-10 30h20z"/>
    <draw:marker draw:name="a564" svg:viewBox="0 0 20 30" svg:d="m10 0-10 30h20z"/>
    <draw:marker draw:name="a576" svg:viewBox="0 0 20 30" svg:d="m10 0-10 30h20z"/>
    <draw:marker draw:name="a570" svg:viewBox="0 0 20 30" svg:d="m10 0-10 30h20z"/>
    <draw:marker draw:name="a582" svg:viewBox="0 0 20 30" svg:d="m10 0-10 30h20z"/>
    <draw:marker draw:name="a566" svg:viewBox="0 0 20 30" svg:d="m10 0-10 30h20z"/>
    <draw:marker draw:name="a578" svg:viewBox="0 0 20 30" svg:d="m10 0-10 30h20z"/>
    <draw:marker draw:name="a572" svg:viewBox="0 0 20 30" svg:d="m10 0-10 30h20z"/>
    <draw:marker draw:name="a58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/04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0/04/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/04/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0/04/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0/04/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0/04/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0/04/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/04/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0/04/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0/04/2018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0/04/2018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0/04/2018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Filipe Silva</meta:initial-creator>
    <dc:creator>Filipe Silva</dc:creator>
    <meta:creation-date>2018-04-29T19:36:05Z</meta:creation-date>
    <dc:date>2018-04-30T14:27:36Z</dc:date>
    <meta:editing-cycles>1</meta:editing-cycles>
    <meta:editing-duration>PT809S</meta:editing-duration>
    <meta:document-statistic meta:paragraph-count="50" meta:word-count="89"/>
  </office:meta>
</office:document-meta>
</file>